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Arial, sans-serif"/>
  </office:font-face-decls>
  <office:automatic-styles>
    <style:style style:name="P1" style:family="paragraph" style:parent-style-name="Standard">
      <style:text-properties fo:font-weight="bold" officeooo:rsid="000bac46" officeooo:paragraph-rsid="000bac46" style:font-weight-asian="bold" style:font-weight-complex="bold"/>
    </style:style>
    <style:style style:name="P2" style:family="paragraph" style:parent-style-name="Standard">
      <style:text-properties officeooo:rsid="000bac46" officeooo:paragraph-rsid="000bac46"/>
    </style:style>
    <style:style style:name="P3" style:family="paragraph" style:parent-style-name="Standard">
      <style:text-properties fo:font-weight="normal" officeooo:rsid="000c8d49" officeooo:paragraph-rsid="000c8d49" style:font-weight-asian="normal" style:font-weight-complex="normal"/>
    </style:style>
    <style:style style:name="P4" style:family="paragraph" style:parent-style-name="Standard">
      <style:text-properties fo:font-weight="normal" officeooo:rsid="000bac46" officeooo:paragraph-rsid="000bac46" style:font-weight-asian="normal" style:font-weight-complex="normal"/>
    </style:style>
    <style:style style:name="P5" style:family="paragraph" style:parent-style-name="Standard">
      <style:text-properties fo:font-weight="bold" officeooo:rsid="000c8d49" officeooo:paragraph-rsid="000c8d49"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n – stdin</text:p>
      <text:p text:style-name="P2"/>
      <text:p text:style-name="P2">The -i parameter is for interactive mode (docker run -i)</text:p>
      <text:p text:style-name="P2">When we run the app at first, it asked us for our name. But when dockerized that prompt is missing, even though it seems to have accepted my input, that is because the application prompts on the terminal, and we have not attached to the container's terminal. For this, use the -t option as well. The -t stands for a pseudo terminal. (docker run -it)</text:p>
      <text:p text:style-name="P2"/>
      <text:p text:style-name="P1">Run – PORT mapping</text:p>
      <text:p text:style-name="P1"/>
      <text:p text:style-name="P3">docker run -p 80:5000</text:p>
      <text:p text:style-name="P3"/>
      <text:p text:style-name="P4">I could map Port 80 of local host to port 5,000 on the Docker container, using the -P parameter in my run command like this. The user can access my application by going to the URL http: //192.168.15:80.</text:p>
      <text:p text:style-name="P4"/>
      <text:p text:style-name="P5">Run – Volume mapping</text:p>
      <text:p text:style-name="P5"/>
      <text:p text:style-name="P3">docker run -v /opt/datadir:/var/lib/mysql mysql</text:p>
      <text:p text:style-name="P5"/>
      <text:p text:style-name="P3">If you would like to persist data, you would want to map a directory outside the container on the Docker host to a directory inside the container. In this case, I create a directory called /opt/datadir and map that to /var/lib/mysql inside the Docker container, using the -v option and specifying the directory on the Docker host, followed by a colon and the directory inside the Docker container. This way, when Docker container runs, it will implicitly mount the external directory to a folder inside the Docker container. This way, all your data will now be stored in the external volume at /opt/data directory, and thus will remain even if you delete the Docker container.</text:p>
      <text:p text:style-name="P3"/>
      <text:p text:style-name="P5">Inspect Container</text:p>
      <text:p text:style-name="P3"/>
      <text:p text:style-name="P3">docker inspect &lt;container_name_or_id&gt;</text:p>
      <text:p text:style-name="P5"/>
      <text:p text:style-name="P5">Container Logs</text:p>
      <text:p text:style-name="P5"><text:span text:style-name="T1"/></text:p>
      <text:p text:style-name="P5"><text:span text:style-name="T1">docker logs &lt;container_name_or_id&gt;</text:span></text:p>
      <text:p text:style-name="P3"/>
      <text:p text:style-name="P3"/>
      <text:p text:style-name="P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15:54:43.597000000</meta:creation-date>
    <dc:date>2025-05-19T17:01:36.738000000</dc:date>
    <meta:editing-duration>PT46M8S</meta:editing-duration>
    <meta:editing-cycles>1</meta:editing-cycles>
    <meta:document-statistic meta:table-count="0" meta:image-count="0" meta:object-count="0" meta:page-count="1" meta:paragraph-count="13" meta:word-count="255" meta:character-count="1502" meta:non-whitespace-character-count="1257"/>
    <meta:generator>LibreOffice/24.8.6.2$Windows_X86_64 LibreOffice_project/6d98ba145e9a8a39fc57bcc76981d1fb1316c60c</meta:generator>
  </office:meta>
</office:document-meta>
</file>